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BC45A09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8" style:family="paragraph" style:parent-style-name="Text_20_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Standard" style:list-style-name="L2">
      <style:text-properties style:font-name="Arial" fo:font-size="10pt" style:font-size-asian="10pt" style:font-size-complex="10pt"/>
    </style:style>
    <style:style style:name="P10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Text_20_body" style:list-style-name="L2">
      <style:text-properties style:font-name="Arial" fo:font-size="10pt" fo:font-style="normal" style:font-size-asian="10pt" style:font-style-asian="normal" style:font-size-complex="10pt" style:font-style-complex="normal"/>
    </style:style>
    <style:style style:name="P12" style:family="paragraph" style:parent-style-name="Text_20_body" style:list-style-name="L3">
      <style:text-properties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Text_20_body" style:list-style-name="L4">
      <style:text-properties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ext_20_body" style:list-style-name="L5">
      <style:text-properties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ext_20_body" style:list-style-name="L4">
      <style:text-properties style:font-name="Arial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 style:list-style-name="L5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7" style:family="paragraph" style:parent-style-name="Text_20_body" style:list-style-name="L5"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18" style:family="paragraph" style:parent-style-name="Text_20_body" style:list-style-name="L3"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19" style:family="paragraph" style:parent-style-name="Text_20_body" style:list-style-name="L2">
      <style:text-properties style:font-name="Arial" fo:font-size="10pt" style:font-size-asian="10pt" style:font-size-complex="10pt"/>
    </style:style>
    <style:style style:name="P20" style:family="paragraph" style:parent-style-name="Text_20_body" style:list-style-name="L10">
      <style:text-properties style:font-name="Arial" fo:font-size="10pt" style:font-size-asian="10pt" style:font-size-complex="10pt"/>
    </style:style>
    <style:style style:name="P21" style:family="paragraph" style:parent-style-name="Text_20_body" style:list-style-name="L11">
      <style:text-properties style:font-name="Arial" fo:font-size="10pt" style:font-size-asian="10pt" style:font-size-complex="10pt"/>
    </style:style>
    <style:style style:name="P22" style:family="paragraph" style:parent-style-name="Text_20_body" style:list-style-name="L7">
      <style:text-properties style:font-name="Arial" fo:font-size="10pt" fo:background-color="#ffff00" style:font-size-asian="10pt" style:font-size-complex="10pt"/>
    </style:style>
    <style:style style:name="P23" style:family="paragraph" style:parent-style-name="Text_20_body" style:list-style-name="L10">
      <style:text-properties style:font-name="Arial" fo:font-size="10pt" fo:background-color="#ffff00" style:font-size-asian="10pt" style:font-size-complex="10pt"/>
    </style:style>
    <style:style style:name="P24" style:family="paragraph" style:parent-style-name="Text_20_body" style:list-style-name="L6">
      <style:text-properties style:font-name="Arial" fo:font-size="10pt" fo:background-color="#ffff00" style:font-size-asian="10pt" style:font-size-complex="10pt"/>
    </style:style>
    <style:style style:name="P25" style:family="paragraph" style:parent-style-name="Text_20_body" style:list-style-name="L10">
      <style:text-properties style:font-name="Arial" fo:font-size="10pt" fo:background-color="transparent" style:font-size-asian="10pt" style:font-size-complex="10pt"/>
    </style:style>
    <style:style style:name="P26" style:family="paragraph" style:parent-style-name="Text_20_body"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Text_20_body" style:list-style-name="L6"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Text_20_body" style:list-style-name="L7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9" style:family="paragraph" style:parent-style-name="Text_20_body" style:list-style-name="L9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0" style:family="paragraph" style:parent-style-name="Text_20_body" style:list-style-name="L1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fo:background-color="#ffff0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1" style:family="paragraph" style:parent-style-name="Text_20_body" style:list-style-name="L8">
      <style:text-properties style:use-window-font-color="true" style:font-name="Arial" fo:font-size="10pt" fo:language="es" fo:country="ES" fo:font-style="normal" style:text-underline-style="none" fo:font-weight="normal" fo:background-color="#ffff0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 fo:language="es" fo:country="ES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" style:family="text">
      <style:text-properties fo:background-color="#ffff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80035644428120463" text:style-name="L1">
        <text:list-header>
          <text:p text:style-name="P10"/>
        </text:list-header>
      </text:list>
      <text:p text:style-name="P8">Selecciona la opción correcta:</text:p>
      <text:list xml:id="list5991540141838673142" text:style-name="L2">
        <text:list-item>
          <text:p text:style-name="P11">De las siguientes afirmaciones cual es cierta:</text:p>
        </text:list-item>
      </text:list>
      <text:list xml:id="list1682253848621080137" text:style-name="L3">
        <text:list-item>
          <text:list>
            <text:list-item>
              <text:p text:style-name="P12">Una secuencia esta ligada a una única tabla.</text:p>
            </text:list-item>
            <text:list-item>
              <text:p text:style-name="P18">El valor de inicio de la secuencia debe estar dentro del dominio definido a través del valor mínimo y máximo.</text:p>
            </text:list-item>
            <text:list-item>
              <text:p text:style-name="P12">Ninguna de las anteriores es cierta.</text:p>
            </text:list-item>
          </text:list>
        </text:list-item>
      </text:list>
      <text:list xml:id="list28670722" text:continue-list="list5991540141838673142" text:style-name="L2">
        <text:list-item>
          <text:p text:style-name="P11">Si se utiliza la opción CYCLE a la hora de crear una secuencia, se debe utilizar dicha secuencia para generar identificadores de una tabla:</text:p>
        </text:list-item>
      </text:list>
      <text:list xml:id="list5418731439401249232" text:style-name="L4">
        <text:list-item>
          <text:list>
            <text:list-item>
              <text:p text:style-name="P13">Si.</text:p>
            </text:list-item>
            <text:list-item>
              <text:p text:style-name="P15">No. PARA EVITAR EL DUPLICADO DE CLAVES PRIMARIAS</text:p>
            </text:list-item>
            <text:list-item>
              <text:p text:style-name="P13">No se dispone de información suficiente.</text:p>
            </text:list-item>
          </text:list>
        </text:list-item>
      </text:list>
      <text:list xml:id="list28692761" text:continue-list="list28670722" text:style-name="L2">
        <text:list-item>
          <text:p text:style-name="P11">Si se quiere crear una secuencia de numero impares que comience en el 11 cual de las siguientes opciones es la correcta para crear la secuencia:</text:p>
        </text:list-item>
      </text:list>
      <text:list xml:id="list8895314041104174412" text:style-name="L5">
        <text:list-item>
          <text:list>
            <text:list-item>
              <text:p text:style-name="P14">Create sequence secuencia_impar start with 11 cycle;</text:p>
            </text:list-item>
            <text:list-item>
              <text:p text:style-name="P16">Create sequence secuencia_impar start with 11;</text:p>
            </text:list-item>
            <text:list-item>
              <text:p text:style-name="P17">Create sequence increment by 2 minvalue 11; <text:s/></text:p>
            </text:list-item>
          </text:list>
        </text:list-item>
      </text:list>
      <text:list xml:id="list28696756" text:continue-list="list28692761" text:style-name="L2">
        <text:list-item>
          <text:p text:style-name="P9"><text:s/>Un sinónimo público </text:p>
        </text:list-item>
      </text:list>
      <text:list xml:id="list574530068689430034" text:style-name="L6">
        <text:list-item>
          <text:list>
            <text:list-item>
              <text:p text:style-name="P24"><text:s/>puede ser visto por todos los usuarios</text:p>
            </text:list-item>
            <text:list-item>
              <text:p text:style-name="P27"><text:s/>puede ser visto sólo por el usuario que lo creó. </text:p>
            </text:list-item>
          </text:list>
        </text:list-item>
      </text:list>
      <text:p text:style-name="P26">* UNA COSA ES PODER VER Y OTRA ES USAR EL OBJETO</text:p>
      <text:list xml:id="list28671728" text:continue-list="list28696756" text:style-name="L2">
        <text:list-item>
          <text:p text:style-name="P19">Un sinónimo sirve para poder hacer referencia a aquel objeto sin tener que anteponer su esquema</text:p>
        </text:list-item>
      </text:list>
      <text:list xml:id="list5185624239042683370" text:style-name="L7">
        <text:list-item>
          <text:list>
            <text:list-item>
              <text:p text:style-name="P22">Verdadero</text:p>
            </text:list-item>
            <text:list-item>
              <text:p text:style-name="P28">Falso</text:p>
            </text:list-item>
          </text:list>
        </text:list-item>
      </text:list>
      <text:list xml:id="list28669188" text:continue-list="list28671728" text:style-name="L2">
        <text:list-item>
          <text:p text:style-name="P19"><text:s/>C<text:span text:style-name="T1">ualquiera puede ver el sinónimo públic</text:span><text:span text:style-name="T1">o</text:span></text:p>
        </text:list-item>
      </text:list>
      <text:list xml:id="list3809023296757133934" text:style-name="L8">
        <text:list-item>
          <text:list>
            <text:list-item>
              <text:p text:style-name="P31">No se puede tener acceso a su objeto a menos que se tenga el privilegio para poder ver, insertar, seleccionar, borrar o actualizar dicho objeto</text:p>
            </text:list-item>
          </text:list>
        </text:list-item>
      </text:list>
      <text:list xml:id="list2470041241465665435" text:style-name="L9">
        <text:list-header>
          <text:p text:style-name="P29">B) Tiene automáticamente acceso a su objeto, aunque no tenga el privilegio para poder ver, insertar, seleccionar, borrar o actualizar dicho objeto</text:p>
        </text:list-header>
      </text:list>
      <text:list xml:id="list28686495" text:continue-list="list28669188" text:style-name="L2">
        <text:list-item>
          <text:p text:style-name="P19">Cual de las siguientes afirmaciones es falsa:</text:p>
        </text:list-item>
      </text:list>
      <text:list xml:id="list5259045431305356576" text:style-name="L10">
        <text:list-item>
          <text:list>
            <text:list-item>
              <text:p text:style-name="P25">La presencia o ausencia de un índice es transparente para la aplicación, ya que es el SGBD el que los utiliza.</text:p>
            </text:list-item>
            <text:list-item>
              <text:p text:style-name="P20">Oracle utiliza y actualiza automáticamente los indices</text:p>
            </text:list-item>
            <text:list-item>
              <text:p text:style-name="P23">Oracle no crea indices sobre las claves primarias de las tablas</text:p>
            </text:list-item>
          </text:list>
        </text:list-item>
      </text:list>
      <text:list xml:id="list28668856" text:continue-list="list28686495" text:style-name="L2">
        <text:list-item>
          <text:p text:style-name="P19">En que tipo de bases de datos puede ser interesante el uso de indices</text:p>
        </text:list-item>
      </text:list>
      <text:list xml:id="list3164180201895116592" text:style-name="L11">
        <text:list-item>
          <text:list>
            <text:list-item>
              <text:p text:style-name="P21">Bases de datos en las que las operaciones mas frecuentes son actualizaciones</text:p>
            </text:list-item>
            <text:list-item>
              <text:p text:style-name="P30">Bases de datos en las que las operaciones mas frecuentes son las selecciones</text:p>
            </text:list-item>
          </text:list>
        </text:list-item>
      </text:list>
      <text:p text:style-name="P7">* MATIZACION SIEMPRE QUE NO AFECTE AL INDICE PODRIA SER LA OPCION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loext:contextual-spacing="false"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BC45A094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13-03-18T11:01:07.14</meta:creation-date>
    <meta:editing-cycles>20</meta:editing-cycles>
    <meta:editing-duration>PT1H12M39S</meta:editing-duration>
    <meta:initial-creator>Blanca I-I</meta:initial-creator>
    <dc:date>2018-02-09T08:48:51.47</dc:date>
    <meta:document-statistic meta:table-count="1" meta:image-count="1" meta:object-count="0" meta:page-count="1" meta:paragraph-count="35" meta:word-count="367" meta:character-count="2205"/>
    <meta:user-defined meta:name="Info 1"/>
    <meta:user-defined meta:name="Info 2"/>
    <meta:user-defined meta:name="Info 3"/>
    <meta:user-defined meta:name="Info 4"/>
  </office:meta>
</office:document-meta>
</file>